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20-08-20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20-07-2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20-06-18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20-05-19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20-04-2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20-03-23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20-02-2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20-01-2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12-17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11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10-22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9-25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8-21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7-19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6-20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5-20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4-1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3-1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2-14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9-01-28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12-18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11-19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10-15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9-25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8-20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7-2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6-2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5-2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4-23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3-12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2-1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8-01-1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12-20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11-2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10-13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9-1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8-2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7-20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6-23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5-1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4-17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3-2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2-27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7-01-1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12-12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11-2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10-11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9-2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8-1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7-21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6-20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5-18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4-18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3-1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2-16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6-01-25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12-21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11-2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10-1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9-14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8-12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7-20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6-15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5-19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4-27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3-18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2-23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5-01-21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12-22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11-1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10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9-08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8-11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7-1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6-16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5-14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4-1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3-1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2-19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4-01-21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12-09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11-18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10-1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09-1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08-1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07-2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05-06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04-0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3-01-14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12-1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11-1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10-23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8-1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8-06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7-09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6-1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5-17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4-23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3-20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1-1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2-01-18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12-1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11-1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10-13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9-14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8-23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7-2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6-21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5-20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4-19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3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2-08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1-01-24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0-11-09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0-08-03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2120535903</text:p>
          </table:table-cell>
          <table:table-cell office:value-type="string" calcext:value-type="string">
            <text:p>2010-03-3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6" meta:object-count="0"/>
    <meta:user-defined meta:name="AppVersion">3.0</meta:user-defined>
  </office:meta>
</office:document-meta>
</file>